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-2.501cm" fo:margin-right="0cm" fo:text-indent="0cm" style:auto-text-indent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1.501cm" fo:margin-right="0cm" fo:text-indent="0.009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.032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Text_20_body_20_indent">
      <style:paragraph-properties fo:margin-left="0.032cm" fo:margin-right="0cm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8.251cm" fo:margin-right="0cm" fo:text-indent="0.002cm" style:auto-text-indent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8.251cm" fo:margin-right="0cm" fo:text-indent="0cm" style:auto-text-indent="false"/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left="-2.501cm" fo:margin-right="0cm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fo:language="zxx" fo:country="none" style:language-asian="zxx" style:country-asian="none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qu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" text:name="nom"/>
        <text:user-field-decl office:value-type="string" office:string-value="prenom" text:name="prenom"/>
        <text:user-field-decl office:value-type="string" office:string-value="adresse" text:name="adresse"/>
        <text:user-field-decl office:value-type="string" office:string-value="civilite" text:name="civilite"/>
        <text:user-field-decl office:value-type="string" office:string-value="cp" text:name="cp"/>
        <text:user-field-decl office:value-type="string" office:string-value="ville" text:name="ville"/>
        <text:user-field-decl office:value-type="string" office:string-value="chefnom" text:name="chefnom"/>
        <text:user-field-decl office:value-type="string" office:string-value="chefprenom" text:name="chefprenom"/>
        <text:user-field-decl office:value-type="string" office:string-value="origineville" text:name="origineville"/>
        <text:user-field-decl office:value-type="string" office:string-value="allocataire_civilite" text:name="allocataire_civilite"/>
        <text:user-field-decl office:value-type="string" office:string-value="allocataire_nom" text:name="allocataire_nom"/>
        <text:user-field-decl office:value-type="string" office:string-value="allocataire_prenom" text:name="allocataire_prenom"/>
        <text:user-field-decl office:value-type="string" office:string-value="allocataire_adresse" text:name="allocataire_adresse"/>
        <text:user-field-decl office:value-type="string" office:string-value="allocataire_cp" text:name="allocataire_cp"/>
        <text:user-field-decl office:value-type="string" office:string-value="allocataire_ville" text:name="allocataire_ville"/>
        <text:user-field-decl office:value-type="string" office:string-value="service_ville" text:name="service_ville"/>
        <text:user-field-decl office:value-type="string" office:string-value="service_nom" text:name="service_nom"/>
        <text:user-field-decl office:value-type="string" office:string-value="service_prenom" text:name="service_prenom"/>
      </text:user-field-decls>
      <text:p text:style-name="P2"/>
      <text:p text:style-name="P2"/>
      <text:p text:style-name="P2"/>
      <text:p text:style-name="P2"/>
      <text:p text:style-name="P2"/>
      <text:p text:style-name="P3"/>
      <text:p text:style-name="P1"><text:tab/><text:tab/><text:tab/><text:tab/><text:tab/><text:tab/><text:tab/><text:tab/><text:tab/><text:tab/><text:user-field-get text:name="allocataire_civilite">allocataire_civilite</text:user-field-get> <text:user-field-get text:name="allocataire_nom">allocataire_nom</text:user-field-get> <text:user-field-get text:name="allocataire_prenom">allocataire_prenom</text:user-field-get></text:p>
      <text:p text:style-name="P1"><text:tab/><text:tab/><text:tab/><text:tab/><text:tab/><text:tab/><text:tab/><text:tab/><text:tab/><text:tab/><text:user-field-get text:name="allocataire_adresse">allocataire_adresse</text:user-field-get></text:p>
      <text:p text:style-name="P1"><text:tab/><text:tab/><text:tab/><text:tab/><text:tab/><text:tab/><text:tab/><text:tab/><text:tab/><text:tab/><text:user-field-get text:name="allocataire_cp">allocataire_cp</text:user-field-get> <text:user-field-get text:name="allocataire_ville">allocataire_ville</text:user-field-get></text:p>
      <text:p text:style-name="P5"/>
      <text:p text:style-name="P1"/>
      <text:p text:style-name="P1"/>
      <text:p text:style-name="P6">RSA</text:p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À <text:user-field-get text:name="service_ville">service_ville</text:user-field-get>,</text:p>
      <text:p text:style-name="P1"><text:tab/><text:tab/><text:tab/><text:tab/><text:tab/><text:tab/><text:tab/><text:tab/><text:tab/><text:tab/>le <text:date style:data-style-name="N79" text:date-value="2009-03-30T14:53:45.96" text:fixed="true">lundi 30 mars 2009</text:date></text:p>
      <text:p text:style-name="P1"/>
      <text:p text:style-name="P3"/>
      <text:p text:style-name="P3"/>
      <text:p text:style-name="P3"><text:tab/><text:user-field-get text:name="allocataire_civilite">allocataire_civilite</text:user-field-get>,</text:p>
      <text:p text:style-name="P3"/>
      <text:p text:style-name="P4"/>
      <text:p text:style-name="P8">La Caisse d’Allocations Familiales (CAF ) vous a notifié un versement indu de RSA qu’elle vous demande de rembourser. Vous avez sollicité une remise gracieuse de cette dette.</text:p>
      <text:p text:style-name="P8"/>
      <text:p text:style-name="P8">J’ai donc demandé à la CAF de me transmettre l’ensemble de votre dossier pour étude.</text:p>
      <text:p text:style-name="P8"/>
      <text:p text:style-name="P8">Je ne manquerai pas de vous tenir informé de la décision qui sera prise par Monsieur le Président du Conseil général.</text:p>
      <text:p text:style-name="P8"/>
      <text:p text:style-name="P7">Je vous prie de croire, <text:span text:style-name="T1"><text:user-field-get text:name="allocataire_civilite">allocataire_civilite</text:user-field-get></text:span>, à l’assurance de mes sentiments les meilleurs.</text:p>
      <text:p text:style-name="P3"/>
      <text:p text:style-name="P3"/>
      <text:p text:style-name="P3"><text:tab/><text:tab/></text:p>
      <text:p text:style-name="P3"><text:tab/><text:tab/>Très cordialement,</text:p>
      <text:p text:style-name="P3"/>
      <text:p text:style-name="P3"/>
      <text:p text:style-name="P3"/>
      <text:p text:style-name="P3"/>
      <text:p text:style-name="P11">Pour le Président du Conseil général</text:p>
      <text:p text:style-name="P11">et par délégation</text:p>
      <text:p text:style-name="P11">Le chef du bureau de l’Allocation et des Ressources Partagées</text:p>
      <text:p text:style-name="P10"/>
      <text:p text:style-name="P10"/>
      <text:p text:style-name="P9"><text:user-field-get text:name="service_nom">service_nom</text:user-field-get> <text:user-field-get text:name="service_prenom">service_prenom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francois</meta:initial-creator>
    <meta:creation-date>2009-03-30T14:51:55</meta:creation-date>
    <dc:date>2009-03-31T12:33:22</dc:date>
    <meta:editing-cycles>10</meta:editing-cycles>
    <meta:editing-duration>PT01H25M20S</meta:editing-duration>
    <meta:document-statistic meta:table-count="0" meta:image-count="0" meta:object-count="0" meta:page-count="1" meta:paragraph-count="18" meta:word-count="115" meta:character-count="857"/>
    <meta:user-defined meta:name="Info 1"/>
    <meta:user-defined meta:name="Info 2"/>
    <meta:user-defined meta:name="Info 3"/>
    <meta:user-defined meta:name="Info 4"/>
  </office:meta>
</office:document-meta>
</file>